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VNet Universal Decompiler (uvudec)</text:p>
      <text:p text:style-name="P1">John McMaster &lt;mcmasj@rpi.edu&gt;</text:p>
      <text:p text:style-name="P1">650-863-4885 ~ 1807 Valdez Av ~ Belmont, CA 94002</text:p>
      <text:p text:style-name="P2">Why?</text:p>
      <text:p text:style-name="P2">Much effort is put into creating open source implementations of drivers, protocols, and others. <text:s/>Decompiling allows rapid tracing of code to reveal how to reimplement these protocols. <text:s/>Another use is to validate a proprietary security system's claims of security. <text:s/>Many corporations use reverse engineering internally to port legacy systems to modern, open systems. <text:s/>For example, consider a proprietary third party robotic package who's vendor is no longer in business or has discontinued support for a product central to business operations. <text:s/>Reversing the protocols and data formats are the only way to preserve the existing system which may be otherwise very expensive to upgrade. <text:s/>Reverse engineering malicious software is also a very popular application of decompilers. <text:s/>This allows analyst to predict the actions of malware and find ways to effectively detect and remove them. <text:s/>While there exist some commercial packages, they are very expensive. <text:s/>As of April 2010, Hex-Rays costs $2299 US. <text:s/>However, this is a plugin for IDA, so that is an additional $1059 for the base product, totaling $3358 for the first license.</text:p>
      <text:p text:style-name="P2"/>
      <text:p text:style-name="P2">Object relinking</text:p>
      <text:p text:style-name="P2">By finding symbols through branch instructions, symbols can be discovered. <text:s/>By extracting these to relocations, object files can be created. <text:s/>Code can then be selectively modified and relinked to produce insertions and other large changes that would be otherwise be difficult due to offsets. <text:s/>Although uvudec can generate object files, practical difficulties are known that will prevent this from working and is a subject of future work to produce coherent relinked binaries.</text:p>
      <text:p text:style-name="P2"/>
      <text:p text:style-name="P2">Assembly engine</text:p>
      <text:p text:style-name="P2">All open source projects and probably closed source projects known use a plugin architecture to support architectures. <text:s/>A procedural or similar language program must be written for every architecture. <text:s/>Instead, uvudec, as its primary IR generation engine, uses an architecture configuration file. <text:s/>This is a behavioral approach as opposed to a structural approach usually employed.</text:p>
      <text:p text:style-name="P2"/>
      <text:p text:style-name="P2">Analysis engine</text:p>
      <text:p text:style-name="P2">The analysis engine decides which sections of the code to process and how to process them. <text:s/>It can trace code either by linear parsing or by tracing flow and parsing at all branch points. <text:s/>It analyzes the IR to discover higher level structures such as functions, if statements, and while statements.</text:p>
      <text:p text:style-name="P2"/>
      <text:p text:style-name="P2">Future work</text:p>
      <text:p text:style-name="P2">Current work focused on a powerful assembly engine that traded development time for ease of adding new architectures. <text:s/>The analysis engine can recognize a variety of C like control structures, but there is currently no module to actually generate C code. <text:s/>The primary barrier to this is to research a logic engine to trace variable scope and interaction.</text:p>
      <text:p text:style-name="P2">A separate project to analyze hardware should be able to leverage much of the experience gained here and a large portion of the IR to language code bas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John McMaster</meta:initial-creator>
    <meta:creation-date>2010-04-24T18:47:48</meta:creation-date>
    <dc:creator>John McMaster</dc:creator>
    <dc:date>2010-04-25T01:00:53</dc:date>
    <meta:editing-cycles>13</meta:editing-cycles>
    <meta:editing-duration>PT6H1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465" meta:character-count="2960"/>
  </office:meta>
</office:document-meta>
</file>